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10f3b" officeooo:paragraph-rsid="00010f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****** transient analysis tnom= <text:s/>25.000 temp= <text:s/>70.000 ******</text:p>
      <text:p text:style-name="P1"><text:s/>tpdr_a_0= 977.6504p <text:s/>targ= <text:s text:c="2"/>5.2986n <text:s text:c="2"/>trig= <text:s text:c="2"/>4.3209n</text:p>
      <text:p text:style-name="P1"><text:s/>tpdf_a_0= 397.0092p <text:s/>targ= <text:s text:c="2"/>2.7184n <text:s text:c="2"/>trig= <text:s text:c="2"/>2.3214n</text:p>
      <text:p text:style-name="P1"><text:s/>tpd_a_0= 687.3298p</text:p>
      <text:p text:style-name="P1"><text:s/>tpdr_a_7= 987.5224p <text:s/>targ= <text:s text:c="2"/>5.2986n <text:s text:c="2"/>trig= <text:s text:c="2"/>4.3111n</text:p>
      <text:p text:style-name="P1"><text:s/>tpdf_a_7= 395.5124p <text:s/>targ= <text:s text:c="2"/>2.7184n <text:s text:c="2"/>trig= <text:s text:c="2"/>2.3229n</text:p>
      <text:p text:style-name="P1"><text:s/>tpd_a_7= 691.5174p</text:p>
      <text:p text:style-name="P1"><text:s/>trise= 594.5535p <text:s/>targ= <text:s text:c="2"/>5.6515n <text:s text:c="2"/>trig= <text:s text:c="2"/>5.0570n</text:p>
      <text:p text:style-name="P1"><text:s/>tfall= 167.5948p <text:s/>targ= <text:s text:c="2"/>2.8075n <text:s text:c="2"/>trig= <text:s text:c="2"/>2.6399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5:57:02.124705994</meta:creation-date>
    <dc:date>2017-03-27T15:57:25.953044046</dc:date>
    <meta:editing-duration>PT24S</meta:editing-duration>
    <meta:editing-cycles>1</meta:editing-cycles>
    <meta:generator>LibreOffice/5.1.6.2.0$Linux_X86_64 LibreOffice_project/10$Build-2</meta:generator>
    <meta:document-statistic meta:table-count="0" meta:image-count="0" meta:object-count="0" meta:page-count="1" meta:paragraph-count="9" meta:word-count="48" meta:character-count="423" meta:non-whitespace-character-count="331"/>
  </office:meta>
</office:document-meta>
</file>